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 practica ha consistido en una aplicación para modelar vuelos comerciales mediante agentes software, y en particular se va a centrar en la comunicación entre el pilotos y el avión.</text:p>
      <text:p text:style-name="Standard">Esta presentación va a consistir en una introducción donde veremos un poco el estado del arte, la finalidad o objetivo de esta primera aproximación, las restricciones que se van a tener en cuenta para acotar y hacer abordable el problema, seguidamente voy a mostraros el diseño de la aplicación, las conclusiones a las que he llegado, el trabajo futuro ya que esta primera aproximación me va a servir como base para mi trabajo de fin de máster y por último una sesión de preguntas.</text:p>
      <text:p text:style-name="Standard">En cuanto al estado del arte, actualmente hay muchísimas aplicaciones que se centran en la simulación aérea. Centrándonos en el área de investigación por un lado tenemos un par de aplicaciones desarrolladas sobre JSBSim que es una librería software (opensource) que modela la dinámica de vuelo de aeronaves (modelo físico de los movimientos de los aviones), este par de aplicaciones son el Flight Gear, que sirve para simular el pilotaje de un avión, y el OpenEaagles que es un framework diseñado para facilitar la construcción de aplicaciones de simulación en tiempo real usando software orientado a objetos.</text:p>
      <text:p text:style-name="Standard">Por otro lado tenemos el Aviator Visual Design Simulator, una aplicación basada en simulink que se centra en el estudio de los sistemas de control de las aeronaves.</text:p>
      <text:p text:style-name="Standard">Y por último tenemos una serie de herramientas desarrollados para simular el trafico aérea. Así tenemos que la NASA ha desarrollado el FACET que se centra principalmente en los aspectos físicos del trafico aéreo y por otra parte la FAA (Administración federal de aviación de USA) tiene el IMPACT herramienta de simulación desarrollada con agentes y centrada en la gestión de retrasos.</text:p>
      <text:p text:style-name="Standard"/>
      <text:p text:style-name="Standard">Que problemas tenemos con todos estos simuladores, pues principalmente que son poco intuitivos, es decir, son muy complejos para una persona no familiarizada con la herramienta, permiten poca flexibilidad a la hora de querer introducir nuevos módulos, lo más importante a destacar es que no modelan los comportamientos y conductas de los pilotos, ni la interrelación entre ellos o con otros elementos externos. Y por último hacen muy poca abstracción del problema a abordar.</text:p>
      <text:p text:style-name="Standard"/>
      <text:p text:style-name="Standard">Cual es el objetivo de nuestra aplicación, pues el objetivo de nuestra aplicación sería el modelado de vuelos comerciales a través de una primera aproximación muy simple, donde los principales agentes sería el piloto y el avión. Nos vamos a centrar en las decisiones que puede tomar el piloto, en como va a transmitir estas decisiones a los aviones en forma de maniobras a través de interacciones y por último en la gestión de evitar de conflictos entre aviones.</text:p>
      <text:p text:style-name="Standard"/>
      <text:p text:style-name="Standard">Las restricciones que va a tener nuestro sistema en esta primera aproximación son las siguientes:</text:p>
      <text:p text:style-name="Standard">va a haber un plan de vuelo predefinido que se suministrará al piloto antes de iniciar el vuelo, y dicho plan será fijo a lo largo de todo su vuelo, esto quiere decir que en un determinado momento el piloto se tenga que desviar de la ruta por algún incidente, pasado este incidente deberá volver a la ruta establecida por el plan de vuelo. Vamos a suponer unas condiciones meteorológicas ideales, esto es no va a haber tormentas o fuertes vientos laterales.</text:p>
      <text:p text:style-name="Standard">Y por último los aviones no se van a encontrar durante su recorrido obstáculos como montañas muy elevadas.</text:p>
      <text:p text:style-name="Standard"/>
      <text:p text:style-name="Standard">Empezamos con el diseño, en primer lugar voy a enseñaros lo que considero los casos de uso principales para el piloto, que he considerado que son el despegue, la interacción con el entorno y el aterrizaje y todos tendrían como objetivo llegar al destino sanos y salvos, yo en esta práctica me he centrado en el segundo caso de uso que sería la interacción del piloto con el entorno.</text:p>
      <text:p text:style-name="Standard"/>
      <text:p text:style-name="Standard">Empezamos con el modelado del piloto, en principio he puesto que el piloto tiene un estado mental en el que incluiríamos el plan de vuelo, las maniobras que sabe realizar y su nivel de experiencia (de 0 a 1) que se podría traducir en el orden de la realización de las maniobras o precisión el la realización de las maniobras. El agente piloto lo de dividido en dos tipos, uno correspondería a lo que sería aviones no tripulados, he diferenciado este tipo enfocándolo a lo que será mi trabajo de fin <text:soft-page-break/>de máster que consistiría en la introducción de aeronaves no tripuladas en el espacio aéreo, y por otro lado tenemos los pilotos humanos que se dividen a su vez en tres tipos según su nivel de valentía lo cual se traduciría en el numero de maniobras que un piloto se atreve a realizar en un determinado momento.</text:p>
      <text:p text:style-name="Standard"/>
      <text:p text:style-name="Standard">Pasmos ahora al diagrama de objetivos, en primer lugar el piloto tiene o quiere satisfacer el objetivo principal que va a consistir en llegar sano y salvo, para que este objetivo se pueda satisfacer el sistema debe aportar al piloto un plan de vuelo ya que sin el el piloto no podría ni despe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1" svg:font-family="'Times New Roman'"/>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rion </meta:initial-creator>
    <meta:creation-date>2011-01-23T19:37:06.89</meta:creation-date>
    <dc:date>2011-01-23T23:38:57.92</dc:date>
    <dc:creator>Orion </dc:creator>
    <meta:editing-duration>PT04H01M46S</meta:editing-duration>
    <meta:editing-cycles>16</meta:editing-cycles>
    <meta:generator>OpenOffice.org/3.2$Win32 OpenOffice.org_project/320m18$Build-9502</meta:generator>
    <meta:document-statistic meta:table-count="0" meta:image-count="0" meta:object-count="0" meta:page-count="2" meta:paragraph-count="13" meta:word-count="840" meta:character-count="4904"/>
  </office:meta>
</office:document-meta>
</file>